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778in"/>
    </style:style>
    <style:style style:name="co3" style:family="table-column">
      <style:table-column-properties fo:break-before="auto" style:column-width="0.73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z</text:p>
          </table:table-cell>
          <table:table-cell/>
        </table:table-row>
        <table:table-row table:style-name="ro1">
          <table:table-cell office:value-type="string">
            <text:p><text:s/>-0.003704</text:p>
          </table:table-cell>
          <table:table-cell office:value-type="string">
            <text:p><text:s/>-0.070370</text:p>
          </table:table-cell>
          <table:table-cell office:value-type="string">
            <text:p><text:s/>2.666667</text:p>
          </table:table-cell>
          <table:table-cell/>
        </table:table-row>
        <table:table-row table:style-name="ro1">
          <table:table-cell office:value-type="string">
            <text:p><text:s/>0.003448</text:p>
          </table:table-cell>
          <table:table-cell office:value-type="string">
            <text:p><text:s/>0.162069</text:p>
          </table:table-cell>
          <table:table-cell office:value-type="string">
            <text:p><text:s/>2.482759</text:p>
          </table:table-cell>
          <table:table-cell/>
        </table:table-row>
        <table:table-row table:style-name="ro1">
          <table:table-cell office:value-type="string">
            <text:p><text:s/>-0.003226</text:p>
          </table:table-cell>
          <table:table-cell office:value-type="string">
            <text:p><text:s/>0.287097</text:p>
          </table:table-cell>
          <table:table-cell office:value-type="string">
            <text:p><text:s/>2.322581</text:p>
          </table:table-cell>
          <table:table-cell/>
        </table:table-row>
        <table:table-row table:style-name="ro1">
          <table:table-cell office:value-type="string">
            <text:p><text:s/>0.000000</text:p>
          </table:table-cell>
          <table:table-cell office:value-type="string">
            <text:p><text:s/>0.350000</text:p>
          </table:table-cell>
          <table:table-cell office:value-type="string">
            <text:p><text:s/>2.250000</text:p>
          </table:table-cell>
          <table:table-cell/>
        </table:table-row>
        <table:table-row table:style-name="ro1">
          <table:table-cell office:value-type="string">
            <text:p><text:s/>0.000000</text:p>
          </table:table-cell>
          <table:table-cell office:value-type="string">
            <text:p><text:s/>0.288889</text:p>
          </table:table-cell>
          <table:table-cell office:value-type="string">
            <text:p><text:s/>2.000000</text:p>
          </table:table-cell>
          <table:table-cell/>
        </table:table-row>
        <table:table-row table:style-name="ro1">
          <table:table-cell office:value-type="string">
            <text:p><text:s/>0.002439</text:p>
          </table:table-cell>
          <table:table-cell office:value-type="string">
            <text:p><text:s/>0.124390</text:p>
          </table:table-cell>
          <table:table-cell office:value-type="string">
            <text:p><text:s/>1.756098</text:p>
          </table:table-cell>
          <table:table-cell/>
        </table:table-row>
        <table:table-row table:style-name="ro1">
          <table:table-cell office:value-type="string">
            <text:p><text:s/>0.000000</text:p>
          </table:table-cell>
          <table:table-cell office:value-type="string">
            <text:p><text:s/>-0.145455</text:p>
          </table:table-cell>
          <table:table-cell office:value-type="string">
            <text:p><text:s/>1.636364</text:p>
          </table:table-cell>
          <table:table-cell/>
        </table:table-row>
        <table:table-row table:style-name="ro1">
          <table:table-cell office:value-type="string">
            <text:p><text:s/>0.005455</text:p>
          </table:table-cell>
          <table:table-cell office:value-type="string">
            <text:p><text:s/>-0.470909</text:p>
          </table:table-cell>
          <table:table-cell office:value-type="string">
            <text:p><text:s/>1.309091</text:p>
          </table:table-cell>
          <table:table-cell/>
        </table:table-row>
        <table:table-row table:style-name="ro1">
          <table:table-cell office:value-type="string">
            <text:p><text:s/>0.009091</text:p>
          </table:table-cell>
          <table:table-cell office:value-type="string">
            <text:p><text:s/>-0.609091</text:p>
          </table:table-cell>
          <table:table-cell office:value-type="string">
            <text:p><text:s/>1.09090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07/20/2012</text:date>, <text:time>17:2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2-07-20T17:22:14</dc:date>
    <dc:creator>leng </dc:creator>
    <meta:editing-duration>PT00H41M14S</meta:editing-duration>
    <meta:editing-cycles>3</meta:editing-cycles>
    <meta:document-statistic meta:table-count="1" meta:cell-count="30" meta:object-count="0"/>
  </office:meta>
</office:document-meta>
</file>